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>
      <loext:graphic-properties draw:fill-color="#2a6099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weight="bold" officeooo:rsid="00fc76c6" officeooo:paragraph-rsid="00f4c3f9" style:font-weight-asian="bold" style:font-weight-complex="bold"/>
    </style:style>
    <style:style style:name="P9" style:family="paragraph" style:parent-style-name="Heading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ext_20_body">
      <style:text-properties officeooo:paragraph-rsid="00fb6f0f"/>
    </style:style>
    <style:style style:name="P19" style:family="paragraph" style:parent-style-name="Heading_20_3">
      <style:paragraph-properties fo:text-align="start" style:justify-single-word="false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4" style:family="paragraph">
      <loext:graphic-properties draw:fill-color="#2a6099"/>
      <style:text-properties fo:font-size="12pt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f06796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5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fb6f0f" style:font-name-complex="Liberation Serif"/>
    </style:style>
    <style:style style:name="P36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fo:font-weight="normal" officeooo:rsid="00ef3162" officeooo:paragraph-rsid="00ef3162" style:font-size-asian="14pt" style:font-weight-asian="normal" style:font-name-complex="Liberation Serif" style:font-size-complex="14pt" style:font-weight-complex="normal"/>
    </style:style>
    <style:style style:name="P37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officeooo:rsid="00ef3162" officeooo:paragraph-rsid="00ef3162" style:font-size-asian="14pt" style:font-name-complex="Liberation Serif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4">
      <style:paragraph-properties fo:line-height="100%" fo:text-align="start" style:justify-single-word="false"/>
      <style:text-properties officeooo:paragraph-rsid="00e2cb5b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style:font-name="Liberation Serif" fo:font-size="14pt" fo:font-weight="normal" officeooo:rsid="0100fa59" officeooo:paragraph-rsid="0100fa59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6468e1"/>
    </style:style>
    <style:style style:name="T2" style:family="text">
      <style:text-properties officeooo:rsid="00a62a73"/>
    </style:style>
    <style:style style:name="T3" style:family="text">
      <style:text-properties officeooo:rsid="00ace92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0c006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officeooo:rsid="00e81609"/>
    </style:style>
    <style:style style:name="T9" style:family="text">
      <style:text-properties style:font-name="Liberation Serif" fo:font-weight="bold" style:font-weight-asian="bold" style:font-name-complex="Liberation Serif" style:font-weight-complex="bold"/>
    </style:style>
    <style:style style:name="T10" style:family="text">
      <style:text-properties style:font-name="Liberation Serif" style:font-name-complex="Liberation Serif"/>
    </style:style>
    <style:style style:name="T11" style:family="text">
      <style:text-properties fo:font-weight="bold" officeooo:rsid="0033fe79" style:font-weight-asian="bold" style:font-weight-complex="bold"/>
    </style:style>
    <style:style style:name="T12" style:family="text">
      <style:text-properties fo:font-weight="bold" officeooo:rsid="00ed7be1" style:font-weight-asian="bold" style:font-weight-complex="bold"/>
    </style:style>
    <style:style style:name="T13" style:family="text">
      <style:text-properties officeooo:rsid="0033fe79"/>
    </style:style>
    <style:style style:name="T14" style:family="text">
      <style:text-properties style:font-name="Liberation Serif" fo:font-size="14pt" officeooo:rsid="00fac1e9" style:font-size-asian="14pt" style:font-name-complex="Liberation Serif" style:font-size-complex="14pt"/>
    </style:style>
    <style:style style:name="T15" style:family="text">
      <style:text-properties style:font-name="Liberation Serif" fo:font-size="14pt" fo:font-weight="normal" officeooo:rsid="00fac1e9" style:font-size-asian="14pt" style:font-weight-asian="normal" style:font-name-complex="Liberation Serif" style:font-size-complex="14pt" style:font-weight-complex="normal"/>
    </style:style>
    <style:style style:name="T16" style:family="text">
      <style:text-properties officeooo:rsid="00e5b083"/>
    </style:style>
    <style:style style:name="T17" style:family="text">
      <style:text-properties officeooo:rsid="00cab972"/>
    </style:style>
    <style:style style:name="T18" style:family="text">
      <style:text-properties officeooo:rsid="00090694"/>
    </style:style>
    <style:style style:name="T19" style:family="text">
      <style:text-properties style:text-line-through-style="none" style:text-line-through-type="none" officeooo:rsid="00090694"/>
    </style:style>
    <style:style style:name="T20" style:family="text">
      <style:text-properties style:text-line-through-style="none" style:text-line-through-type="none" officeooo:rsid="00c29dae"/>
    </style:style>
    <style:style style:name="T21" style:family="text">
      <style:text-properties officeooo:rsid="004cddbe"/>
    </style:style>
    <style:style style:name="T22" style:family="text">
      <style:text-properties officeooo:rsid="00023665"/>
    </style:style>
    <style:style style:name="T23" style:family="text">
      <style:text-properties officeooo:rsid="0052cd68"/>
    </style:style>
    <style:style style:name="T24" style:family="text">
      <style:text-properties officeooo:rsid="00516df3"/>
    </style:style>
    <style:style style:name="T25" style:family="text">
      <style:text-properties officeooo:rsid="004b520c"/>
    </style:style>
    <style:style style:name="T26" style:family="text">
      <style:text-properties officeooo:rsid="00e6ffd7"/>
    </style:style>
    <style:style style:name="T27" style:family="text">
      <style:text-properties officeooo:rsid="00e83705"/>
    </style:style>
    <style:style style:name="T28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1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2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37" style:family="text">
      <style:text-properties officeooo:rsid="001fd34e"/>
    </style:style>
    <style:style style:name="T38" style:family="text">
      <style:text-properties officeooo:rsid="001f0e1f"/>
    </style:style>
    <style:style style:name="T39" style:family="text">
      <style:text-properties officeooo:rsid="00d7fef6"/>
    </style:style>
    <style:style style:name="T40" style:family="text">
      <style:text-properties officeooo:rsid="0024a2f7"/>
    </style:style>
    <style:style style:name="T41" style:family="text">
      <style:text-properties officeooo:rsid="0088171a"/>
    </style:style>
    <style:style style:name="T42" style:family="text">
      <style:text-properties officeooo:rsid="00277e4b"/>
    </style:style>
    <style:style style:name="T43" style:family="text">
      <style:text-properties officeooo:rsid="004f3c1c"/>
    </style:style>
    <style:style style:name="T44" style:family="text">
      <style:text-properties officeooo:rsid="00c0f6e4"/>
    </style:style>
    <style:style style:name="T45" style:family="text">
      <style:text-properties style:text-line-through-style="none" style:text-line-through-type="none" officeooo:rsid="00c0f6e4"/>
    </style:style>
    <style:style style:name="T46" style:family="text">
      <style:text-properties officeooo:rsid="00261283"/>
    </style:style>
    <style:style style:name="T47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0" style:family="text">
      <style:text-properties officeooo:rsid="006cd358"/>
    </style:style>
    <style:style style:name="T51" style:family="text">
      <style:text-properties officeooo:rsid="004796d1"/>
    </style:style>
    <style:style style:name="T52" style:family="text">
      <style:text-properties officeooo:rsid="00462138"/>
    </style:style>
    <style:style style:name="T53" style:family="text">
      <style:text-properties officeooo:rsid="005579d7"/>
    </style:style>
    <style:style style:name="T54" style:family="text">
      <style:text-properties officeooo:rsid="004fbf97"/>
    </style:style>
    <style:style style:name="T55" style:family="text">
      <style:text-properties fo:font-weight="normal" officeooo:rsid="00277e4b" style:font-weight-asian="normal" style:font-weight-complex="normal"/>
    </style:style>
    <style:style style:name="T56" style:family="text">
      <style:text-properties fo:font-weight="normal" officeooo:rsid="00fb6f0f" style:font-weight-asian="normal" style:font-weight-complex="normal"/>
    </style:style>
    <style:style style:name="T57" style:family="text">
      <style:text-properties fo:font-size="14pt" officeooo:rsid="00fb6f0f" style:font-size-asian="14pt" style:font-size-complex="14pt"/>
    </style:style>
    <style:style style:name="T58" style:family="text">
      <style:text-properties fo:font-size="14pt" fo:font-weight="normal" officeooo:rsid="00a9a747" style:font-size-asian="14pt" style:font-weight-asian="normal" style:font-size-complex="14pt" style:font-weight-complex="normal"/>
    </style:style>
    <style:style style:name="T59" style:family="text">
      <style:text-properties fo:font-size="14pt" officeooo:rsid="0082eac7" style:font-size-asian="14pt" style:font-size-complex="14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4pt" officeooo:rsid="00a9a747" style:font-size-asian="14pt" style:font-size-complex="14pt"/>
    </style:style>
    <style:style style:name="T62" style:family="text">
      <style:text-properties fo:font-size="14pt" officeooo:rsid="0033fe79" style:font-size-asian="14pt" style:font-size-complex="14pt"/>
    </style:style>
    <style:style style:name="T63" style:family="text">
      <style:text-properties officeooo:rsid="00fb6f0f"/>
    </style:style>
    <style:style style:name="T64" style:family="text">
      <style:text-properties officeooo:rsid="00fa0a9a"/>
    </style:style>
    <style:style style:name="T65" style:family="text">
      <style:text-properties officeooo:rsid="00f24b3b"/>
    </style:style>
    <style:style style:name="T66" style:family="text">
      <style:text-properties fo:font-weight="normal" officeooo:rsid="0028d618" style:font-weight-asian="normal" style:font-weight-complex="normal"/>
    </style:style>
    <style:style style:name="T67" style:family="text">
      <style:text-properties officeooo:rsid="00f39bed"/>
    </style:style>
    <style:style style:name="T68" style:family="text">
      <style:text-properties officeooo:rsid="00f6fe1a"/>
    </style:style>
    <style:style style:name="T69" style:family="text">
      <style:text-properties officeooo:rsid="00f731a1"/>
    </style:style>
    <style:style style:name="T70" style:family="text">
      <style:text-properties officeooo:rsid="0028d618"/>
    </style:style>
    <style:style style:name="T71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3" draw:name="Shape 3" draw:style-name="gr1" draw:text-style-name="P1" svg:width="1.0276in" svg:height="0.7051in" svg:x="7.1063in" svg:y="-0.828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Junior </text:span>Software <text:span text:style-name="T2">Developer<text:line-break/></text:span><text:span text:style-name="T3">(Backend - Frontend)</text:span></text:p>
      <text:p text:style-name="P2"/>
      <text:p text:style-name="P3"><text:span text:style-name="T4">Portfolio</text:span><text:span text:style-name="T5">: </text:span><text:a xlink:type="simple" xlink:href="https://astro-portfolio-a63.pages.dev/" text:style-name="Internet_20_link" text:visited-style-name="Visited_20_Internet_20_Link"><text:span text:style-name="T6">https://astro-portfolio-a63.pages.dev</text:span></text:a></text:p>
      <text:p text:style-name="P3"><text:span text:style-name="T4">E-mail</text:span><text:span text:style-name="T5">: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4"><text:span text:style-name="T4">GitHub</text:span>: <text:a xlink:type="simple" xlink:href="https://github.com/m-shrief" text:style-name="Internet_20_link" text:visited-style-name="Visited_20_Internet_20_Link"><text:span text:style-name="T8">https://</text:span>github.com/m-shrief</text:a></text:p>
      <text:p text:style-name="P5"><text:span text:style-name="T9">LinkedIn:</text:span><text:span text:style-name="T10"> <text:s/></text:span><text:a xlink:type="simple" xlink:href="https://www.linkedin.com/in/mohamed-shrief-12b2272b0/" text:style-name="Internet_20_link" text:visited-style-name="Visited_20_Internet_20_Link"><text:span text:style-name="T10">https://www.linkedin.com/in/mohamed-shrief-12b2272b0/</text:span></text:a></text:p>
      <text:p text:style-name="P6"><text:span text:style-name="T4">Location</text:span>: Cairo, Egypt</text:p>
      <text:p text:style-name="P4"><text:span text:style-name="T4">Phone</text:span>: +201025331595</text:p>
      <text:p text:style-name="P7"><text:span text:style-name="T11">Date </text:span><text:span text:style-name="T12">of Birth</text:span><text:span text:style-name="T13">: 01-01-2002</text:span></text:p>
      <text:p text:style-name="P8"><text:span text:style-name="T14">Military Status</text:span><text:span text:style-name="T15">: Exempted (04-2026)</text:span></text:p>
      <text:h text:style-name="P9" text:outline-level="1"><draw:line text:anchor-type="paragraph" draw:z-index="1" draw:name="Horizontal line 2" draw:style-name="gr2" draw:text-style-name="P10" svg:x1="-0.2429in" svg:y1="0.0681in" svg:x2="7.1232in" svg:y2="0.0445in"><text:p/></draw:line>Skills</text:h>
      <text:list text:style-name="L1">
        <text:list-item>
          <text:p text:style-name="P11">JavaScript and TypeScript </text:p>
        </text:list-item>
        <text:list-item>
          <text:p text:style-name="P12">Go <text:span text:style-name="T16">with Huma and Chi.</text:span></text:p>
        </text:list-item>
        <text:list-item>
          <text:p text:style-name="P13">Nodejs <text:span text:style-name="T17">with</text:span> Express.js <text:span text:style-name="T17">&amp; Hono.</text:span></text:p>
        </text:list-item>
        <text:list-item>
          <text:p text:style-name="P11">Postgres, MongoDB <text:span text:style-name="T18">and </text:span><text:span text:style-name="T19">Redis/</text:span><text:span text:style-name="T20">ValKey</text:span></text:p>
        </text:list-item>
        <text:list-item>
          <text:p text:style-name="P13">HTML, CSS and SCSS</text:p>
        </text:list-item>
        <text:list-item>
          <text:p text:style-name="P11">Vuejs <text:span text:style-name="T21">and its</text:span>’ <text:span text:style-name="T22">ecosystem</text:span> <text:span text:style-name="T22">(</text:span><text:span text:style-name="T21">like </text:span>Pinia <text:span text:style-name="T23">and</text:span> <text:span text:style-name="T24">V</text:span>ue<text:span text:style-name="T24">R</text:span>outer<text:span text:style-name="T22">)</text:span></text:p>
        </text:list-item>
        <text:list-item>
          <text:p text:style-name="P14"><text:span text:style-name="T21">Vite, </text:span><text:span text:style-name="T25">Vitest and Cypress</text:span></text:p>
        </text:list-item>
        <text:list-item>
          <text:p text:style-name="P14">Astro</text:p>
        </text:list-item>
        <text:list-item>
          <text:p text:style-name="P15">Containerization <text:span text:style-name="T26">using Podman </text:span><text:span text:style-name="T27">and Docker</text:span></text:p>
        </text:list-item>
      </text:list>
      <text:p text:style-name="P16"><draw:line text:anchor-type="paragraph" draw:z-index="0" draw:name="Horizontal line 3" draw:style-name="gr2" draw:text-style-name="P10" svg:x1="-0.2591in" svg:y1="0.1272in" svg:x2="7.1071in" svg:y2="0.1035in"><text:p/></draw:line></text:p>
      <text:h text:style-name="P9" text:outline-level="1">Projects</text:h>
      <text:h text:style-name="P17" text:outline-level="2" text:is-list-header="true"><text:span text:style-name="T28">1. </text:span><text:span text:style-name="T29">“</text:span><text:span text:style-name="T30">Adeeb أديب </text:span><text:span text:style-name="T29">”</text:span></text:h>
      <text:p text:style-name="P18"><text:span text:style-name="T31">E-Commerce for printing Arabic </text:span><text:span text:style-name="T32">Literatur</text:span><text:span text:style-name="T31">e, </text:span><text:span text:style-name="T32">u</text:span><text:span text:style-name="T31">sing </text:span><text:span text:style-name="T32">an </text:span><text:span text:style-name="T31">SSR frontend with </text:span><text:span text:style-name="T32">a </text:span><text:span text:style-name="T31">REST API</text:span><text:span text:style-name="T33"> and</text:span><text:span text:style-name="T31"> gRPC API. </text:span><text:span text:style-name="T34">(</text:span><text:a xlink:type="simple" xlink:href="https://github.com/M-Shrief/Adeeb_Astro_SSR" text:style-name="Internet_20_link" text:visited-style-name="Visited_20_Internet_20_Link"><text:span text:style-name="T34">Fronten</text:span><text:span text:style-name="T35">d’</text:span><text:span text:style-name="T36">s</text:span><text:span text:style-name="T35"> repo</text:span></text:a><text:span text:style-name="T34"> – </text:span><text:a xlink:type="simple" xlink:href="https://github.com/M-Shrief/Adeeb_ExpressTS_Postgres" text:style-name="Internet_20_link" text:visited-style-name="Visited_20_Internet_20_Link"><text:span text:style-name="T34">Backen</text:span><text:span text:style-name="T35">d’</text:span><text:span text:style-name="T36">s</text:span><text:span text:style-name="T35"> repo</text:span></text:a><text:span text:style-name="T34">)</text:span></text:p>
      <text:h text:style-name="P19" text:outline-level="3">Tech stack</text:h>
      <text:list xml:id="list4253247341" text:style-name="L2">
        <text:list-item>
          <text:p text:style-name="P20"><text:span text:style-name="T37">A</text:span>deeb’s frontned:</text:p>
          <text:list>
            <text:list-item>
              <text:p text:style-name="P20">JavaScript and TypeScript</text:p>
            </text:list-item>
            <text:list-item>
              <text:p text:style-name="P21">Vite</text:p>
            </text:list-item>
            <text:list-item>
              <text:p text:style-name="P22"><text:span text:style-name="T38">Vuejs </text:span><text:span text:style-name="T39">and Astro</text:span></text:p>
            </text:list-item>
          </text:list>
        </text:list-item>
        <text:list-item>
          <text:p text:style-name="P23">Adeeb’s backend:</text:p>
          <text:list>
            <text:list-item>
              <text:p text:style-name="P23"><draw:custom-shape text:anchor-type="paragraph" draw:z-index="6" draw:name="Shape 4" draw:style-name="gr3" draw:text-style-name="P24" svg:width="1.028in" svg:height="0.7067in" svg:x="-0.8in" svg:y="0.9681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8">TypeScript</text:span></text:p>
            </text:list-item>
            <text:list-item>
              <text:p text:style-name="P25"><draw:custom-shape text:anchor-type="paragraph" draw:z-index="4" draw:name="Shape 1" draw:style-name="gr4" draw:text-style-name="P24" svg:width="1.0287in" svg:height="0.7059in" svg:x="6.4516in" svg:y="-0.781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0">and </text:span>Express.js</text:p>
            </text:list-item>
            <text:list-item>
              <text:p text:style-name="P26"><text:span text:style-name="T41">Postgre</text:span><text:span text:style-name="T39">SQL</text:span> <text:span text:style-name="T42">and </text:span><text:span text:style-name="T40">TypeORM </text:span><text:span text:style-name="T43">and </text:span><text:span text:style-name="T44">Caching with</text:span><text:span text:style-name="T45"> </text:span><text:span text:style-name="T19">Redis/</text:span><text:span text:style-name="T20">ValKey</text:span></text:p>
            </text:list-item>
          </text:list>
        </text:list-item>
        <text:list-item>
          <text:p text:style-name="P23">Users’ service:</text:p>
          <text:list>
            <text:list-item>
              <text:p text:style-name="P27">Go</text:p>
            </text:list-item>
            <text:list-item>
              <text:p text:style-name="P28">Postgre<text:span text:style-name="T39">SQL</text:span> with Sqlc and Pgx.</text:p>
            </text:list-item>
          </text:list>
        </text:list-item>
      </text:list>
      <text:h text:style-name="P19" text:outline-level="3"><text:span text:style-name="T37">C</text:span><text:span text:style-name="T46">haracteristics </text:span></text:h>
      <text:list xml:id="list163924954100949" text:continue-numbering="true" text:style-name="L2">
        <text:list-item>
          <text:p text:style-name="P29"><text:span text:style-name="T47">+90</text:span><text:span text:style-name="T48"> mark</text:span><text:span text:style-name="T49">s</text:span><text:span text:style-name="T48"> on google’s lighthouse.</text:span></text:p>
        </text:list-item>
        <text:list-item>
          <text:p text:style-name="P30">JWT authentication and authorization.</text:p>
        </text:list-item>
        <text:list-item>
          <text:p text:style-name="P30">Internationalization</text:p>
        </text:list-item>
        <text:list-item>
          <text:p text:style-name="P30">Data validation<text:span text:style-name="T42">.</text:span></text:p>
        </text:list-item>
        <text:list-item>
          <text:p text:style-name="P31">Dark/Light Theme.</text:p>
        </text:list-item>
        <text:list-item>
          <text:p text:style-name="P32"><text:span text:style-name="T50">Regression and </text:span><text:span text:style-name="T51">C</text:span><text:span text:style-name="T52">omponent testing </text:span><text:span text:style-name="T53">with Vitest</text:span></text:p>
        </text:list-item>
        <text:list-item>
          <text:p text:style-name="P32">Documentation with TSdoc and TypeDoc.</text:p>
        </text:list-item>
        <text:list-item>
          <text:p text:style-name="P33"><text:span text:style-name="T54">Sentry for monitoring </text:span><text:span text:style-name="T53">errors and performance</text:span></text:p>
        </text:list-item>
        <text:list-item>
          <text:p text:style-name="P34"><text:span text:style-name="T37">D</text:span>ocker Containerization</text:p>
        </text:list-item>
      </text:list>
      <text:h text:style-name="P19" text:outline-level="3"><text:span text:style-name="T55">D</text:span><text:span text:style-name="T5">eploy</text:span><text:span text:style-name="T56">ment</text:span></text:h>
      <text:list text:continue-numbering="true" text:style-name="L2">
        <text:list-item>
          <text:p text:style-name="P35"><text:span text:style-name="T57">Duration: <text:s/></text:span><text:span text:style-name="T58">From September 2023 to April 2024</text:span></text:p>
        </text:list-item>
        <text:list-item>
          <text:p text:style-name="P35"><text:span text:style-name="T59">U</text:span><text:span text:style-name="T60">sing Digital ocean server, with Ubuntu and Nginx.</text:span></text:p>
        </text:list-item>
        <text:list-item>
          <text:p text:style-name="P35"><text:span text:style-name="T61">Used </text:span><text:span text:style-name="T62">CloudFlare</text:span><text:span text:style-name="T61"> to m</text:span><text:span text:style-name="T60">anag</text:span><text:span text:style-name="T61">e</text:span><text:span text:style-name="T60"> Domains, DNS, SSL, CDN </text:span><text:span text:style-name="T61">and on.</text:span></text:p>
        </text:list-item>
      </text:list>
      <text:h text:style-name="P19" text:outline-level="3"><text:span text:style-name="T63">O</text:span>ther iteration<text:span text:style-name="T64">s</text:span></text:h>
      <text:list text:style-name="L3">
        <text:list-item>
          <text:p text:style-name="P36">Adeeb’s <text:span text:style-name="T65">REST API</text:span> <text:span text:style-name="T65">written </text:span>in <text:span text:style-name="T4">Go</text:span>, <text:span text:style-name="T65">with </text:span>Postgres, and SQLC (<text:a xlink:type="simple" xlink:href="https://github.com/M-Shrief/Adeeb_Go" text:style-name="Internet_20_link" text:visited-style-name="Visited_20_Internet_20_Link">repo</text:a>)</text:p>
        </text:list-item>
        <text:list-item>
          <text:p text:style-name="P37">Adeeb’s frontent as a SPA (<text:a xlink:type="simple" xlink:href="https://github.com/M-Shrief/Adeeb_Vue_TS" text:style-name="Internet_20_link" text:visited-style-name="Visited_20_Internet_20_Link"><text:span text:style-name="T66">repo</text:span></text:a><text:span text:style-name="T5">)</text:span></text:p>
        </text:list-item>
        <text:list-item>
          <text:p text:style-name="P36">Adeeb’s <text:span text:style-name="T67">REST API writing with Hono &amp; </text:span>MongoDB <text:span text:style-name="T68">instead of Express.</text:span><text:span text:style-name="T69">js</text:span><text:span text:style-name="T68"> and Postgres </text:span>(<text:a xlink:type="simple" xlink:href="https://github.com/M-Shrief/Adeeb_Hono" text:style-name="Internet_20_link" text:visited-style-name="Visited_20_Internet_20_Link"><text:span text:style-name="T70">repo</text:span></text:a>)</text:p>
        </text:list-item>
      </text:list>
      <text:h text:style-name="Heading_20_2" text:outline-level="2"><text:span text:style-name="T71">2. </text:span><text:span text:style-name="T72">Forgejo</text:span></text:h>
      <text:p text:style-name="P18"><text:span text:style-name="T73"><text:tab/></text:span><text:span text:style-name="T74">Setting up a Forgejo instance to self-host a Version Control System (VCS), with forgejo-runner for CI/CD actions, all containerized with Podman. </text:span><text:span text:style-name="T75">(</text:span><text:a xlink:type="simple" xlink:href="https://github.com/M-Shrief/forgejo" text:style-name="Internet_20_link" text:visited-style-name="Visited_20_Internet_20_Link"><text:span text:style-name="T74">repo</text:span></text:a><text:span text:style-name="T75">)</text:span><text:span text:style-name="T74"><text:line-break/></text:span></text:p>
      <text:p text:style-name="P38"><draw:line text:anchor-type="paragraph" draw:z-index="2" draw:name="Horizontal line 1" draw:style-name="gr2" draw:text-style-name="P10" svg:x1="-0.2591in" svg:y1="0.1272in" svg:x2="7.1071in" svg:y2="0.1035in"><text:p/></draw:line></text:p>
      <text:h text:style-name="P9" text:outline-level="1">Education</text:h>
      <text:list text:style-name="L4">
        <text:list-item>
          <text:p text:style-name="P39"><text:span text:style-name="T76">Graduated</text:span><text:span text:style-name="T77"> </text:span><text:span text:style-name="T78">from </text:span><text:span text:style-name="T77">Faculty of Commerce, Cairo University </text:span><text:span text:style-name="T78">at </text:span><text:span text:style-name="T76">2025</text:span><text:span text:style-name="T79">.</text:span></text:p>
        </text:list-item>
        <text:list-item>
          <text:p text:style-name="P40">Courses</text:p>
          <text:list>
            <text:list-item>
              <text:p text:style-name="P40"><draw:custom-shape text:anchor-type="paragraph" draw:z-index="5" draw:name="Shape 2" draw:style-name="gr3" draw:text-style-name="P24" svg:width="1.028in" svg:height="0.7067in" svg:x="-0.8008in" svg:y="2.1547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CMU, Intro to Database Systems(2022) (finished)</text:p>
            </text:list-item>
            <text:list-item>
              <text:p text:style-name="P40">Redis university, Introduction to Redis Data Structures "RU101"</text:p>
            </text:list-item>
            <text:list-item>
              <text:p text:style-name="P40">IBM, "DevOps, Cloud, and Agile Foundations" Specialization</text:p>
              <text:list>
                <text:list-item>
                  <text:p text:style-name="P40">Introduction to DevOps</text:p>
                </text:list-item>
                <text:list-item>
                  <text:p text:style-name="P40">Introduction to Cloud Computing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" style:class="chapter">
      <style:paragraph-properties fo:margin-top="0.1665in" fo:margin-bottom="0.0835in" style:contextual-spacing="false" fo:text-align="center" style:justify-single-word="false" fo:keep-with-next="always"/>
      <style:text-properties style:font-name="Liberation Serif" fo:font-family="'Liberation Serif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Liberation Serif" style:font-family-complex="'Liberation Serif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402in" fo:margin-bottom="0.0402in" style:contextual-spacing="false"/>
      <style:text-properties style:font-name="Liberation Serif" fo:font-family="'Liberation Serif'" style:font-family-generic="roman" style:font-pitch="variable" fo:font-size="14pt" fo:font-weight="normal" officeooo:rsid="001f0e1f" style:font-size-asian="14pt" style:font-weight-asian="normal" style:font-name-complex="Liberation Serif" style:font-family-complex="'Liberation Serif'" style:font-family-generic-complex="roman" style:font-pitch-complex="variable" style:font-size-complex="14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name-complex="Liberation Serif" style:font-family-complex="'Liberation Serif'" style:font-family-generic-complex="roman" style:font-pitch-complex="variable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5T11:26:39.460455942</meta:creation-date>
    <dc:date>2026-05-02T16:39:22.654397847</dc:date>
    <meta:editing-duration>PT19H25M11S</meta:editing-duration>
    <meta:editing-cycles>215</meta:editing-cycles>
    <meta:generator>LibreOffice/25.8.6.2$Linux_X86_64 LibreOffice_project/580$Build-2</meta:generator>
    <meta:print-date>2026-05-02T16:38:53.875472394</meta:print-date>
    <meta:printed-by>PDF files</meta:printed-by>
    <meta:document-statistic meta:table-count="0" meta:image-count="0" meta:object-count="0" meta:page-count="2" meta:paragraph-count="65" meta:word-count="335" meta:character-count="2188" meta:non-whitespace-character-count="1953"/>
  </office:meta>
</office:document-meta>
</file>